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66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ackground-color="#92D050"/>
    </style:style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0">
      <style:table-cell-properties style:vertical-align="automatic" fo:background-color="#66FFFF" style:repeat-content="false"/>
      <style:paragraph-properties fo:text-align="center"/>
    </style:style>
    <style:style style:name="ce14" style:family="table-cell" style:parent-style-name="Default" style:data-style-name="N0"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#66FFFF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8" style:family="table-cell" style:parent-style-name="Default" style:data-style-name="N0">
      <style:table-cell-properties style:vertical-align="middle" fo:background-color="#33CCFF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0">
      <style:table-cell-properties style:vertical-align="automatic" fo:background-color="#F45252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45252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33CCFF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background-color="#F45252" style:repeat-content="false"/>
      <style:paragraph-properties fo:text-align="center"/>
    </style:style>
    <style:style style:name="ce29" style:family="table-cell" style:parent-style-name="Default" style:data-style-name="N36">
      <style:table-cell-properties fo:background-color="transparent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45252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66FFFF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33CCFF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C000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automatic" fo:background-color="#33CCFF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92D050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92D050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66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automatic" fo:background-color="#FFFF66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66FFFF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C000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45252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000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middle" fo:background-color="#262626"/>
      <style:text-properties fo:color="#F8F8F2" style:font-name="Consolas" style:font-name-asian="Consolas" style:font-name-complex="Consolas" style:font-family-generic="modern"/>
    </style:style>
    <style:style style:name="ce56" style:family="table-cell" style:parent-style-name="Default" style:data-style-name="N0">
      <style:table-cell-properties style:vertical-align="middle" fo:background-color="#FFFFFF"/>
      <style:text-properties style:font-name="Consolas" style:font-name-asian="Consolas" style:font-name-complex="Consolas" style:font-family-generic="modern"/>
    </style:style>
    <style:style style:name="ce57" style:family="table-cell" style:parent-style-name="Default" style:data-style-name="N0">
      <style:table-cell-properties style:vertical-align="middle" fo:background-color="#262626"/>
      <style:text-properties fo:color="#A6A6A6" style:font-name="Consolas" style:font-name-asian="Consolas" style:font-name-complex="Consolas" style:font-family-generic="modern"/>
    </style:style>
    <style:style style:name="ce58" style:family="table-cell" style:parent-style-name="Default" style:data-style-name="N0">
      <style:text-properties style:font-name="Consolas" style:font-name-asian="Consolas" style:font-name-complex="Consolas" style:font-family-generic="modern"/>
    </style:style>
    <style:style style:name="ce59" style:family="table-cell" style:parent-style-name="Default" style:data-style-name="N0">
      <style:table-cell-properties style:vertical-align="middle" fo:background-color="transparent"/>
      <style:text-properties style:font-name="Consolas" style:font-name-asian="Consolas" style:font-name-complex="Consolas" style:font-family-generic="modern"/>
    </style:style>
    <style:style style:name="ce60" style:family="table-cell" style:parent-style-name="Default" style:data-style-name="N0">
      <style:table-cell-properties style:vertical-align="middle" fo:background-color="#262626"/>
      <style:text-properties fo:color="#808080" style:font-name="Consolas" style:font-name-asian="Consolas" style:font-name-complex="Consolas" style:font-family-generic="modern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8F8F2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66D9EF" style:text-line-through-style="none" style:font-name="Consolas" style:font-name-asian="Consolas" style:font-name-complex="Consola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AE81FF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CFCFC2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88846F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8.7841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5.68854166666667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33.7872916666667cm"/>
    </style:style>
    <style:style style:name="co9" style:family="table-column">
      <style:table-column-properties fo:break-before="auto" style:column-width="34.369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I" table:style-name="ta1"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2">
            <text:p>Group</text:p>
          </table:table-cell>
          <table:table-cell office:value-type="string" table:style-name="ce3">
            <text:p>Description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URL and query params</text:p>
          </table:table-cell>
          <table:table-cell office:value-type="string" table:style-name="ce2">
            <text:p>Roles</text:p>
          </table:table-cell>
          <table:table-cell office:value-type="string" table:style-name="ce2">
            <text:p>Request model</text:p>
          </table:table-cell>
          <table:table-cell office:value-type="string" table:style-name="ce2">
            <text:p>Response model</text:p>
          </table:table-cell>
          <table:table-cell office:value-type="string" table:style-name="ce4">
            <text:p>Sequence</text:p>
          </table:table-cell>
          <table:table-cell office:value-type="string" table:style-name="ce4">
            <text:p>Is ready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11" table:style-name="ce54">
            <text:p>Services</text:p>
          </table:table-cell>
          <table:table-cell office:value-type="string" table:style-name="ce5">
            <text:p>Get names of services' categories and subcategories</text:p>
          </table:table-cell>
          <table:table-cell office:value-type="string" table:style-name="ce6">
            <text:p>GET</text:p>
          </table:table-cell>
          <table:table-cell office:value-type="string" table:style-name="ce7">
            <office:annotation draw:style-name="a0" svg:x="8.41666666666667in" svg:y="0.09375in" svg:width="1.5in" svg:height="0.6875in">
              <dc:creator>Alexander G.</dc:creator>
              <text:p><text:span text:style-name="T1">Alexander G.:</text:span><text:span text:style-name="T2"/></text:p>
              <text:p><text:span text:style-name="T2">All routes in this column have prefix /api/v1/ unless noted otherwise</text:span></text:p>
            </office:annotation>
            <text:p>/services/tree</text:p>
          </table:table-cell>
          <table:table-cell office:value-type="string" table:style-name="ce8">
            <text:p>ALL</text:p>
          </table:table-cell>
          <table:table-cell office:value-type="string" table:style-name="ce9">
            <text:p>—</text:p>
          </table:table-cell>
          <table:table-cell office:value-type="string" table:style-name="ce9">
            <text:p>CategoriesTreeViewModel</text:p>
          </table:table-cell>
          <table:table-cell office:value-type="float" office:value="8" table:style-name="ce10">
            <text:p>8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2">
            <text:p>Get categories names for select</text:p>
          </table:table-cell>
          <table:table-cell office:value-type="string" table:style-name="ce13">
            <text:p>GET</text:p>
          </table:table-cell>
          <table:table-cell office:value-type="string" table:style-name="ce14">
            <text:p>/categories/select</text:p>
          </table:table-cell>
          <table:table-cell office:value-type="string" table:style-name="ce15">
            <text:p>US, A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CategoriesSelectViewModel</text:p>
          </table:table-cell>
          <table:table-cell office:value-type="float" office:value="9" table:style-name="ce10">
            <text:p>9</text:p>
          </table:table-cell>
          <table:table-cell table:style-name="ce11"/>
          <table:table-cell table:number-columns-repeated="16375"/>
        </table:table-row>
        <table:table-row table:style-name="ro2">
          <table:covered-table-cell/>
          <table:table-cell office:value-type="string" table:style-name="ce12">
            <text:p>Get subcategories name for select</text:p>
          </table:table-cell>
          <table:table-cell office:value-type="string" table:style-name="ce16">
            <text:p>GET</text:p>
          </table:table-cell>
          <table:table-cell office:value-type="string" table:style-name="ce17">
            <text:p>/subcategories/select? category-id=1</text:p>
          </table:table-cell>
          <table:table-cell office:value-type="string" table:style-name="ce18">
            <text:p>US</text:p>
          </table:table-cell>
          <table:table-cell office:value-type="string" table:style-name="ce19">
            <text:p>—</text:p>
          </table:table-cell>
          <table:table-cell office:value-type="string" table:style-name="ce19">
            <text:p>SubcategoriesSelectViewModel</text:p>
          </table:table-cell>
          <table:table-cell office:value-type="float" office:value="10" table:style-name="ce10">
            <text:p>10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2">
            <text:p>Get category for editing</text:p>
          </table:table-cell>
          <table:table-cell office:value-type="string" table:style-name="ce16">
            <text:p>GET</text:p>
          </table:table-cell>
          <table:table-cell office:value-type="string" table:style-name="ce17">
            <text:p>/categories/{id}/edit</text:p>
          </table:table-cell>
          <table:table-cell office:value-type="string" table:style-name="ce20">
            <text:p>A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CategoryEditorViewModel</text:p>
          </table:table-cell>
          <table:table-cell office:value-type="float" office:value="11" table:style-name="ce10">
            <text:p>11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2">
            <text:p>Get subcategory for editing</text:p>
          </table:table-cell>
          <table:table-cell office:value-type="string" table:style-name="ce16">
            <text:p>GET</text:p>
          </table:table-cell>
          <table:table-cell office:value-type="string" table:style-name="ce17">
            <text:p>/subcategories/{id}/edit</text:p>
          </table:table-cell>
          <table:table-cell office:value-type="string" table:style-name="ce20">
            <text:p>A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SubcategoryEditorViewModel</text:p>
          </table:table-cell>
          <table:table-cell office:value-type="float" office:value="12" table:style-name="ce10">
            <text:p>12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2">
            <text:p>Create category</text:p>
          </table:table-cell>
          <table:table-cell office:value-type="string" table:style-name="ce21">
            <text:p>POST</text:p>
          </table:table-cell>
          <table:table-cell office:value-type="string" table:style-name="ce14">
            <text:p>/categories</text:p>
          </table:table-cell>
          <table:table-cell office:value-type="string" table:style-name="ce20">
            <text:p>AD</text:p>
          </table:table-cell>
          <table:table-cell office:value-type="string" table:style-name="ce1">
            <text:p>CategoryBindingModel</text:p>
          </table:table-cell>
          <table:table-cell office:value-type="string" table:style-name="ce1">
            <text:p>—</text:p>
          </table:table-cell>
          <table:table-cell office:value-type="float" office:value="6" table:style-name="ce10">
            <text:p>6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2">
            <text:p>Create subcategory</text:p>
          </table:table-cell>
          <table:table-cell office:value-type="string" table:style-name="ce21">
            <text:p>POST</text:p>
          </table:table-cell>
          <table:table-cell office:value-type="string" table:style-name="ce14">
            <text:p>/subcategories</text:p>
          </table:table-cell>
          <table:table-cell office:value-type="string" table:style-name="ce20">
            <text:p>AD</text:p>
          </table:table-cell>
          <table:table-cell office:value-type="string" table:style-name="ce1">
            <text:p>SubcategoryBindingModel</text:p>
          </table:table-cell>
          <table:table-cell office:value-type="string" table:style-name="ce1">
            <text:p>—</text:p>
          </table:table-cell>
          <table:table-cell office:value-type="float" office:value="7" table:style-name="ce10">
            <text:p>7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2">
            <text:p>Update category</text:p>
          </table:table-cell>
          <table:table-cell office:value-type="string" table:style-name="ce15">
            <text:p>PUT</text:p>
          </table:table-cell>
          <table:table-cell office:value-type="string" table:style-name="ce14">
            <text:p>/categories/{id}</text:p>
          </table:table-cell>
          <table:table-cell office:value-type="string" table:style-name="ce20">
            <text:p>AD</text:p>
          </table:table-cell>
          <table:table-cell office:value-type="string" table:style-name="ce1">
            <text:p>CategoryBindingModel</text:p>
          </table:table-cell>
          <table:table-cell office:value-type="string" table:style-name="ce1">
            <text:p>—</text:p>
          </table:table-cell>
          <table:table-cell office:value-type="float" office:value="13" table:style-name="ce10">
            <text:p>13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2">
            <text:p>Update subcategory</text:p>
          </table:table-cell>
          <table:table-cell office:value-type="string" table:style-name="ce15">
            <text:p>PUT</text:p>
          </table:table-cell>
          <table:table-cell office:value-type="string" table:style-name="ce14">
            <text:p>/subcategories/{id}</text:p>
          </table:table-cell>
          <table:table-cell office:value-type="string" table:style-name="ce20">
            <text:p>AD</text:p>
          </table:table-cell>
          <table:table-cell office:value-type="string" table:style-name="ce1">
            <text:p>SubcategoryBindingModel</text:p>
          </table:table-cell>
          <table:table-cell office:value-type="string" table:style-name="ce1">
            <text:p>—</text:p>
          </table:table-cell>
          <table:table-cell office:value-type="float" office:value="14" table:style-name="ce10">
            <text:p>14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2">
            <text:p>Delete category</text:p>
          </table:table-cell>
          <table:table-cell office:value-type="string" table:style-name="ce20">
            <text:p>DELETE</text:p>
          </table:table-cell>
          <table:table-cell office:value-type="string" table:style-name="ce14">
            <text:p>/categories/{id}</text:p>
          </table:table-cell>
          <table:table-cell office:value-type="string" table:style-name="ce20">
            <text:p>A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float" office:value="16" table:style-name="ce10">
            <text:p>16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22">
            <text:p>Delete subcategory</text:p>
          </table:table-cell>
          <table:table-cell office:value-type="string" table:style-name="ce23">
            <text:p>DELETE</text:p>
          </table:table-cell>
          <table:table-cell office:value-type="string" table:style-name="ce24">
            <text:p>/subcategories/{id}</text:p>
          </table:table-cell>
          <table:table-cell office:value-type="string" table:style-name="ce23">
            <text:p>AD</text:p>
          </table:table-cell>
          <table:table-cell office:value-type="string" table:style-name="ce25">
            <text:p>—</text:p>
          </table:table-cell>
          <table:table-cell office:value-type="string" table:style-name="ce25">
            <text:p>—</text:p>
          </table:table-cell>
          <table:table-cell office:value-type="float" office:value="15" table:style-name="ce10">
            <text:p>15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string" table:number-columns-spanned="1" table:number-rows-spanned="7" table:style-name="ce54">
            <text:p>Notaries</text:p>
          </table:table-cell>
          <table:table-cell office:value-type="string" table:style-name="ce5">
            <text:p>Get notaries list for select</text:p>
          </table:table-cell>
          <table:table-cell office:value-type="string" table:style-name="ce6">
            <text:p>GET</text:p>
          </table:table-cell>
          <table:table-cell office:value-type="string" table:style-name="ce7">
            <text:p>/notaries/select</text:p>
          </table:table-cell>
          <table:table-cell office:value-type="string" table:style-name="ce26">
            <text:p>US</text:p>
          </table:table-cell>
          <table:table-cell office:value-type="string" table:style-name="ce9">
            <text:p>—</text:p>
          </table:table-cell>
          <table:table-cell office:value-type="string" table:style-name="ce9">
            <text:p>NotariesSelectViewModel</text:p>
          </table:table-cell>
          <table:table-cell office:value-type="float" office:value="18" table:style-name="ce10">
            <text:p>18</text:p>
          </table:table-cell>
          <table:table-cell table:style-name="ce11"/>
          <table:table-cell table:number-columns-repeated="16375"/>
        </table:table-row>
        <table:table-row table:style-name="ro2">
          <table:covered-table-cell/>
          <table:table-cell office:value-type="string" table:style-name="ce19">
            <text:p>Get notaries catalog</text:p>
          </table:table-cell>
          <table:table-cell office:value-type="string" table:style-name="ce16">
            <text:p>GET</text:p>
          </table:table-cell>
          <table:table-cell office:value-type="string" table:style-name="ce17">
            <text:p>/notaries? qualification-id=1 &amp; search-fio=Helena</text:p>
          </table:table-cell>
          <table:table-cell office:value-type="string" table:style-name="ce27">
            <text:p>ALL</text:p>
          </table:table-cell>
          <table:table-cell office:value-type="string" table:style-name="ce19">
            <text:p>—</text:p>
          </table:table-cell>
          <table:table-cell office:value-type="string" table:style-name="ce19">
            <text:p>NotariesViewModel</text:p>
          </table:table-cell>
          <table:table-cell office:value-type="float" office:value="19" table:style-name="ce10">
            <text:p>19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9">
            <text:p>Get qualifications for select</text:p>
          </table:table-cell>
          <table:table-cell office:value-type="string" table:style-name="ce16">
            <text:p>GET</text:p>
          </table:table-cell>
          <table:table-cell office:value-type="string" table:style-name="ce17">
            <text:p>/qualifications/select</text:p>
          </table:table-cell>
          <table:table-cell office:value-type="string" table:style-name="ce27">
            <text:p>ALL</text:p>
          </table:table-cell>
          <table:table-cell office:value-type="string" table:style-name="ce19">
            <text:p>—</text:p>
          </table:table-cell>
          <table:table-cell office:value-type="string" table:style-name="ce19">
            <text:p>QualificationsSelectViewModel</text:p>
          </table:table-cell>
          <table:table-cell office:value-type="float" office:value="5" table:style-name="ce10">
            <text:p>5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9">
            <text:p>Get notary for editing</text:p>
          </table:table-cell>
          <table:table-cell office:value-type="string" table:style-name="ce16">
            <text:p>GET</text:p>
          </table:table-cell>
          <table:table-cell office:value-type="string" table:style-name="ce17">
            <text:p>/notaries/{id}/edit</text:p>
          </table:table-cell>
          <table:table-cell office:value-type="string" table:style-name="ce28">
            <text:p>AD</text:p>
          </table:table-cell>
          <table:table-cell office:value-type="string" table:style-name="ce19">
            <text:p>—</text:p>
          </table:table-cell>
          <table:table-cell office:value-type="string" table:style-name="ce19">
            <text:p>NotaryEditorViewModel</text:p>
          </table:table-cell>
          <table:table-cell office:value-type="float" office:value="25.5" table:style-name="ce29">
            <text:p>25,5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9">
            <text:p>Create notary</text:p>
          </table:table-cell>
          <table:table-cell office:value-type="string" table:style-name="ce30">
            <text:p>POST</text:p>
          </table:table-cell>
          <table:table-cell office:value-type="string" table:style-name="ce17">
            <text:p>/notaries</text:p>
          </table:table-cell>
          <table:table-cell office:value-type="string" table:style-name="ce28">
            <text:p>AD</text:p>
          </table:table-cell>
          <table:table-cell office:value-type="string" table:style-name="ce19">
            <text:p>NotaryBindingModel</text:p>
          </table:table-cell>
          <table:table-cell office:value-type="string" table:style-name="ce19">
            <text:p>—</text:p>
          </table:table-cell>
          <table:table-cell office:value-type="float" office:value="17" table:style-name="ce10">
            <text:p>17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9">
            <text:p>Update notary</text:p>
          </table:table-cell>
          <table:table-cell office:value-type="string" table:style-name="ce31">
            <text:p>PUT</text:p>
          </table:table-cell>
          <table:table-cell office:value-type="string" table:style-name="ce17">
            <text:p>/notaries/{id}</text:p>
          </table:table-cell>
          <table:table-cell office:value-type="string" table:style-name="ce28">
            <text:p>AD</text:p>
          </table:table-cell>
          <table:table-cell office:value-type="string" table:style-name="ce19">
            <text:p>NotaryBindingModel</text:p>
          </table:table-cell>
          <table:table-cell office:value-type="string" table:style-name="ce19">
            <text:p>—</text:p>
          </table:table-cell>
          <table:table-cell office:value-type="float" office:value="21" table:style-name="ce10">
            <text:p>21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32">
            <text:p>Delete notary</text:p>
          </table:table-cell>
          <table:table-cell office:value-type="string" table:style-name="ce33">
            <text:p>DELETE</text:p>
          </table:table-cell>
          <table:table-cell office:value-type="string" table:style-name="ce34">
            <text:p>/notaries/{id}</text:p>
          </table:table-cell>
          <table:table-cell office:value-type="string" table:style-name="ce33">
            <text:p>AD</text:p>
          </table:table-cell>
          <table:table-cell office:value-type="string" table:style-name="ce32">
            <text:p>—</text:p>
          </table:table-cell>
          <table:table-cell office:value-type="string" table:style-name="ce32">
            <text:p>—</text:p>
          </table:table-cell>
          <table:table-cell office:value-type="float" office:value="22" table:style-name="ce10">
            <text:p>22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string" table:style-name="ce35">
            <text:p>Schedule</text:p>
          </table:table-cell>
          <table:table-cell office:value-type="string" table:style-name="ce36">
            <text:p>Get notary's free dates and times for select</text:p>
          </table:table-cell>
          <table:table-cell office:value-type="string" table:style-name="ce37">
            <text:p>GET</text:p>
          </table:table-cell>
          <table:table-cell office:value-type="string" table:style-name="ce38">
            <text:p>/schedule/select?notary-id=1</text:p>
          </table:table-cell>
          <table:table-cell office:value-type="string" table:style-name="ce39">
            <text:p>US</text:p>
          </table:table-cell>
          <table:table-cell office:value-type="string" table:style-name="ce40">
            <text:p>—</text:p>
          </table:table-cell>
          <table:table-cell office:value-type="string" table:style-name="ce40">
            <text:p>ScheduleViewModel</text:p>
          </table:table-cell>
          <table:table-cell office:value-type="float" office:value="25" table:style-name="ce10">
            <text:p>25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54">
            <text:p>Orders</text:p>
          </table:table-cell>
          <table:table-cell office:value-type="string" table:style-name="ce41">
            <text:p>Get orders list</text:p>
          </table:table-cell>
          <table:table-cell office:value-type="string" table:style-name="ce6">
            <text:p>GET</text:p>
          </table:table-cell>
          <table:table-cell office:value-type="string" table:style-name="ce7">
            <office:annotation draw:style-name="a1" svg:x="8.26041666666667in" svg:y="4.35416666666667in" svg:width="2.38541666666667in" svg:height="1.04166666666667in">
              <dc:creator>Alexander G.</dc:creator>
              <text:p><text:span text:style-name="T1">Alexander G.:</text:span><text:span text:style-name="T2"/></text:p>
              <text:p><text:span text:style-name="T2">---suppored sorting columns:<text:s/></text:span><text:span text:style-name="T2"/></text:p>
              <text:p><text:span text:style-name="T2">status, consultation_datetime, price</text:span><text:span text:style-name="T2"/></text:p>
              <text:p><text:span text:style-name="T2">---Supported sorting types:<text:s/></text:span><text:span text:style-name="T2"/></text:p>
              <text:p><text:span text:style-name="T2">asc, desc</text:span></text:p>
            </office:annotation>
            <text:p>/orders? sort=status:asc</text:p>
          </table:table-cell>
          <table:table-cell office:value-type="string" table:style-name="ce42">
            <text:p>US, AD</text:p>
          </table:table-cell>
          <table:table-cell office:value-type="string" table:style-name="ce41">
            <text:p>—</text:p>
          </table:table-cell>
          <table:table-cell office:value-type="string" table:style-name="ce9">
            <text:p>OrdersViewModel</text:p>
          </table:table-cell>
          <table:table-cell office:value-type="float" office:value="28" table:style-name="ce10">
            <text:p>28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2">
            <text:p>Create order</text:p>
          </table:table-cell>
          <table:table-cell office:value-type="string" table:style-name="ce21">
            <text:p>POST</text:p>
          </table:table-cell>
          <table:table-cell office:value-type="string" table:style-name="ce14">
            <text:p>/orders</text:p>
          </table:table-cell>
          <table:table-cell office:value-type="string" table:style-name="ce43">
            <text:p>US</text:p>
          </table:table-cell>
          <table:table-cell office:value-type="string" table:style-name="ce1">
            <text:p>OrderBindingModel</text:p>
          </table:table-cell>
          <table:table-cell office:value-type="string" table:style-name="ce1">
            <text:p>—</text:p>
          </table:table-cell>
          <table:table-cell office:value-type="float" office:value="24" table:style-name="ce10">
            <text:p>24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9">
            <text:p>Cancel order</text:p>
          </table:table-cell>
          <table:table-cell office:value-type="string" table:style-name="ce21">
            <text:p>POST</text:p>
          </table:table-cell>
          <table:table-cell office:value-type="string" table:style-name="ce14">
            <text:p>/orders/{id}/cancel</text:p>
          </table:table-cell>
          <table:table-cell office:value-type="string" table:style-name="ce15">
            <text:p>US, AD</text:p>
          </table:table-cell>
          <table:table-cell office:value-type="string" table:style-name="ce19">
            <text:p>—</text:p>
          </table:table-cell>
          <table:table-cell office:value-type="string" table:style-name="ce1">
            <text:p>—</text:p>
          </table:table-cell>
          <table:table-cell office:value-type="float" office:value="26" table:style-name="ce10">
            <text:p>26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32">
            <text:p>Finish order</text:p>
          </table:table-cell>
          <table:table-cell office:value-type="string" table:style-name="ce44">
            <text:p>POST</text:p>
          </table:table-cell>
          <table:table-cell office:value-type="string" table:style-name="ce24">
            <text:p>/orders/{id}/finish</text:p>
          </table:table-cell>
          <table:table-cell office:value-type="string" table:style-name="ce23">
            <text:p>AD</text:p>
          </table:table-cell>
          <table:table-cell office:value-type="string" table:style-name="ce32">
            <text:p>—</text:p>
          </table:table-cell>
          <table:table-cell office:value-type="string" table:style-name="ce25">
            <text:p>—</text:p>
          </table:table-cell>
          <table:table-cell office:value-type="float" office:value="27" table:style-name="ce10">
            <text:p>27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54">
            <text:p>Auth</text:p>
          </table:table-cell>
          <table:table-cell office:value-type="string" table:style-name="ce5">
            <text:p>Register new user</text:p>
          </table:table-cell>
          <table:table-cell office:value-type="string" table:style-name="ce45">
            <text:p>POST</text:p>
          </table:table-cell>
          <table:table-cell office:value-type="string" table:style-name="ce7">
            <office:annotation draw:style-name="a2" svg:x="8.0625in" svg:y="5.04166666666667in" svg:width="1.5in" svg:height="0.59375in">
              <dc:creator>Alexander G.</dc:creator>
              <text:p><text:span text:style-name="T1">Alexander G.:</text:span><text:span text:style-name="T2"/></text:p>
              <text:p><text:span text:style-name="T2">Use without prefix</text:span></text:p>
            </office:annotation>
            <text:p>/register</text:p>
          </table:table-cell>
          <table:table-cell office:value-type="string" table:style-name="ce46">
            <text:p>AN</text:p>
          </table:table-cell>
          <table:table-cell office:value-type="string" table:style-name="ce9">
            <text:p>UserBindingModel</text:p>
          </table:table-cell>
          <table:table-cell office:value-type="string" table:style-name="ce9">
            <text:p>—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2">
            <text:p>Login as user or admin</text:p>
          </table:table-cell>
          <table:table-cell office:value-type="string" table:style-name="ce21">
            <text:p>POST</text:p>
          </table:table-cell>
          <table:table-cell office:value-type="string" table:style-name="ce14">
            <office:annotation draw:style-name="a3" svg:x="8.0625in" svg:y="5.40625in" svg:width="1.5in" svg:height="0.447916666666667in">
              <dc:creator>Alexander G.</dc:creator>
              <text:p><text:span text:style-name="T1">Alexander G.:</text:span><text:span text:style-name="T2"/></text:p>
              <text:p><text:span text:style-name="T2">Use without prefix</text:span></text:p>
            </office:annotation>
            <text:p>/login</text:p>
          </table:table-cell>
          <table:table-cell office:value-type="string" table:style-name="ce47">
            <text:p>AN</text:p>
          </table:table-cell>
          <table:table-cell office:value-type="string" table:style-name="ce1">
            <text:p>CredentialsBindingModel</text:p>
          </table:table-cell>
          <table:table-cell office:value-type="string" table:style-name="ce1">
            <text:p>—</text:p>
          </table:table-cell>
          <table:table-cell office:value-type="float" office:value="2" table:style-name="ce10">
            <text:p>2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12">
            <text:p>Logout</text:p>
          </table:table-cell>
          <table:table-cell office:value-type="string" table:style-name="ce21">
            <text:p>POST</text:p>
          </table:table-cell>
          <table:table-cell office:value-type="string" table:style-name="ce14">
            <office:annotation draw:style-name="a4" svg:x="8.0625in" svg:y="5.60416666666667in" svg:width="1.5in" svg:height="0.385416666666667in">
              <dc:creator>Alexander G.</dc:creator>
              <text:p><text:span text:style-name="T1">Alexander G.:</text:span><text:span text:style-name="T2"/></text:p>
              <text:p><text:span text:style-name="T2">Use without prefix</text:span></text:p>
            </office:annotation>
            <text:p>/logout</text:p>
          </table:table-cell>
          <table:table-cell office:value-type="string" table:style-name="ce15">
            <text:p>US, AD</text:p>
          </table:table-cell>
          <table:table-cell office:value-type="string" table:style-name="ce1">
            <text:p>—</text:p>
          </table:table-cell>
          <table:table-cell office:value-type="string" table:style-name="ce1">
            <text:p>—</text:p>
          </table:table-cell>
          <table:table-cell office:value-type="float" office:value="3" table:style-name="ce10">
            <text:p>3</text:p>
          </table:table-cell>
          <table:table-cell table:style-name="ce11"/>
          <table:table-cell table:number-columns-repeated="16375"/>
        </table:table-row>
        <table:table-row table:style-name="ro1">
          <table:covered-table-cell/>
          <table:table-cell office:value-type="string" table:style-name="ce22">
            <text:p>Get info about current user</text:p>
          </table:table-cell>
          <table:table-cell office:value-type="string" table:style-name="ce48">
            <text:p>GET</text:p>
          </table:table-cell>
          <table:table-cell office:value-type="string" table:style-name="ce24">
            <text:p>/user</text:p>
          </table:table-cell>
          <table:table-cell office:value-type="string" table:style-name="ce49">
            <text:p>US, AD</text:p>
          </table:table-cell>
          <table:table-cell office:value-type="string" table:style-name="ce25">
            <text:p>—</text:p>
          </table:table-cell>
          <table:table-cell office:value-type="string" table:style-name="ce25">
            <text:p>UserViewModel</text:p>
          </table:table-cell>
          <table:table-cell office:value-type="float" office:value="4" table:style-name="ce10">
            <text:p>4</text:p>
          </table:table-cell>
          <table:table-cell table:style-name="ce11"/>
          <table:table-cell table:number-columns-repeated="16375"/>
        </table:table-row>
        <table:table-row table:style-name="ro2">
          <table:table-cell office:value-type="string" table:style-name="ce35">
            <text:p>Accounts</text:p>
          </table:table-cell>
          <table:table-cell office:value-type="string" table:style-name="ce36">
            <text:p>Get info about all users</text:p>
          </table:table-cell>
          <table:table-cell office:value-type="string" table:style-name="ce37">
            <text:p>GET</text:p>
          </table:table-cell>
          <table:table-cell office:value-type="string" table:style-name="ce50">
            <office:annotation draw:style-name="a5" svg:x="8.26041666666667in" svg:y="5.88541666666667in" svg:width="2.82291666666667in" svg:height="0.947916666666667in">
              <dc:creator>Alexander G.</dc:creator>
              <text:p><text:span text:style-name="T1">Alexander G.:</text:span><text:span text:style-name="T2"/></text:p>
              <text:p><text:span text:style-name="T2">---suppored sorting columns:<text:s/></text:span><text:span text:style-name="T2"/></text:p>
              <text:p><text:span text:style-name="T2">last_ordered_at, orders_count, average_sum</text:span><text:span text:style-name="T2"/></text:p>
              <text:p><text:span text:style-name="T2">---Supported sorting types:<text:s/></text:span><text:span text:style-name="T2"/></text:p>
              <text:p><text:span text:style-name="T2">asc, desc</text:span></text:p>
            </office:annotation>
            <text:p>/accounts ?sort=orders_count:desc</text:p>
          </table:table-cell>
          <table:table-cell office:value-type="string" table:style-name="ce51">
            <text:p>AD</text:p>
          </table:table-cell>
          <table:table-cell office:value-type="string" table:style-name="ce40">
            <text:p>—</text:p>
          </table:table-cell>
          <table:table-cell office:value-type="string" table:style-name="ce40">
            <text:p>AccountsViewModel</text:p>
          </table:table-cell>
          <table:table-cell office:value-type="float" office:value="29" table:style-name="ce10">
            <text:p>29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string" table:style-name="ce52">
            <text:p>Profile</text:p>
          </table:table-cell>
          <table:table-cell office:value-type="string" table:style-name="ce36">
            <text:p>Update current user's account</text:p>
          </table:table-cell>
          <table:table-cell office:value-type="string" table:style-name="ce53">
            <text:p>PUT</text:p>
          </table:table-cell>
          <table:table-cell office:value-type="string" table:style-name="ce38">
            <text:p>/account</text:p>
          </table:table-cell>
          <table:table-cell office:value-type="string" table:style-name="ce39">
            <text:p>US</text:p>
          </table:table-cell>
          <table:table-cell office:value-type="string" table:style-name="ce40">
            <text:p>AccountBindingModel</text:p>
          </table:table-cell>
          <table:table-cell office:value-type="string" table:style-name="ce40">
            <text:p>—</text:p>
          </table:table-cell>
          <table:table-cell office:value-type="float" office:value="23" table:style-name="ce10">
            <text:p>23</text:p>
          </table:table-cell>
          <table:table-cell table:style-name="ce11"/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  <table:table table:name="Response-Модели" table:style-name="ta1">
        <table:table-column table:style-name="co8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CategoriesTreeView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categories"</text:span>: [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id"</text:span>: <text:span text:style-name="T5">0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name"</text:span>: <text:span text:style-name="T6">"удостоверение сделок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subcategories"</text:span>: [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    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        <text:span text:style-name="T4">"id"</text:span>: <text:span text:style-name="T5">0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        <text:span text:style-name="T4">"name"</text:span>: <text:span text:style-name="T6">"Брачный договор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        <text:span text:style-name="T4">"price"</text:span>: <text:span text:style-name="T5">1000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    }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    <text:span text:style-name="T7">// ...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]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7">// ...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]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6">
            <text:p>CategoriesSelectView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categories"</text:span>: [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id"</text:span>: <text:span text:style-name="T5">0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name"</text:span>: <text:span text:style-name="T6">"удостоверение сделок"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7">// ...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]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6">
            <text:p>SubcategoriesSelectView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subcategories"</text:span>: [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id"</text:span>: <text:span text:style-name="T5">0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name"</text:span>: <text:span text:style-name="T6">"Брачный договор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price"</text:span>: <text:span text:style-name="T5">5000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7">// ...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]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6">
            <text:p>NotariesSelectView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notaries"</text:span>: [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id"</text:span>: <text:span text:style-name="T5">0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fio"</text:span>: <text:span text:style-name="T6">"Колесников Варлаам Кириллович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coefficient"</text:span>: <text:span text:style-name="T5">1.25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57">
            <text:p><text:s text:c="8"/>// ...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]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8">
            <text:p>ScheduleView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dates"</text:span>: [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value"</text:span>: <text:span text:style-name="T6">"24 авг 2021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times"</text:span>: [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    <text:span text:style-name="T6">"13:00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    <text:span text:style-name="T6">"17:00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    <text:span text:style-name="T7">// ...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]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7">// ...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]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9">
            <text:p>UserViewModel</text:p>
          </table:table-cell>
          <table:table-cell table:number-columns-repeated="16383"/>
        </table:table-row>
        <table:table-row table:style-name="ro1">
          <table:table-cell office:value-type="string" table:style-name="ce59">
            <text:p>* the real model is large, this example contains only important field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data"</text:span>: 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4">"id"</text:span>: <text:span text:style-name="T5">1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4">"name"</text:span>: <text:span text:style-name="T6">"bezumniydid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4">"email"</text:span>: <text:span text:style-name="T6">"goryajnoff2011@yandex.ru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4">"email_verified_at"</text:span>: <text:span text:style-name="T5">null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4">"role"</text:span>: <text:span text:style-name="T6">"user|admin" // enum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7">// ...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}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7">// ...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6">
            <text:p>AccountsView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accounts"</text:span>: [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email"</text:span>: <text:span text:style-name="T6">"daenerys@mail.ru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name"</text:span>: <text:span text:style-name="T6">"Таргариен Дейнерис Эйрисовна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created_at"</text:span>: <text:span text:style-name="T6">"18 мар 2020 09:50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orders_count"</text:span>: <text:span text:style-name="T5">1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average_sum"</text:span>: <text:span text:style-name="T5">5000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last_ordered_at"</text:span>: <text:span text:style-name="T6">"25 июн 2020 10:30 (15 минут назад)"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7">// ...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]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6">
            <text:p>NotariesView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notaries"</text:span>: [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id"</text:span>: <text:span text:style-name="T5">1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fio"</text:span>: <text:span text:style-name="T6">"Колесников Варлаам Кириллович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description"</text:span>: <text:span text:style-name="T6">"Закон - что дышло, как повернёшь - так и вышло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photo"</text:span>: <text:span text:style-name="T6">"b4jr58fgk59fgl5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office_address"</text:span>: <text:span text:style-name="T6">"ул. Неоновая, 34 Ф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qualification_name"</text:span>: <text:span text:style-name="T6">"Высшая"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7">// ...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]    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QualificationsSelectView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qualifications"</text:span>: [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id"</text:span>: <text:span text:style-name="T5">1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name"</text:span>: <text:span text:style-name="T6">"Высшая"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7">// ...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]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6">
            <text:p>CategoryEditorView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name"</text:span>: <text:span text:style-name="T6">"Удостоверение сделок"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6">
            <text:p>SubcategoryEditorView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name"</text:span>: <text:span text:style-name="T6">"Брачный договор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price"</text:span>: <text:span text:style-name="T5">5000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category_id"</text:span>: <text:span text:style-name="T5">1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NotaryEditorView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fio"</text:span>: <text:span text:style-name="T6">"Колесников Варлаам Кириллович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description"</text:span>: <text:span text:style-name="T6">"Закон - что дышло, как повернёшь - так и вышло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photo"</text:span>: <text:span text:style-name="T6">"data:image/jpeg;base64,КОДФАЙЛА",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office_address"</text:span>: <text:span text:style-name="T6">"ул. Неоновая, 34 Ф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qualification_id"</text:span>: <text:span text:style-name="T5">1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schedule"</text:span>: [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7">// 6 rows (mon - sat), 8 columns (11:00 - 18:00)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7">// 1 - is active, 0 - is inactive, -1 - is force active (already has order on this time)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[<text:span text:style-name="T5">-1</text:span>, <text:span text:style-name="T5">0</text:span>, <text:span text:style-name="T5">-1</text:span>, <text:span text:style-name="T5">1</text:span>, <text:span text:style-name="T5">1</text:span>, <text:span text:style-name="T5">-1</text:span>, <text:span text:style-name="T5">0</text:span>, <text:span text:style-name="T5">-1</text:span>]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[<text:span text:style-name="T5">1</text:span>, <text:span text:style-name="T5">1</text:span>, <text:span text:style-name="T5">-1</text:span>, <text:span text:style-name="T5">0</text:span>, <text:span text:style-name="T5">0</text:span>, <text:span text:style-name="T5">-1</text:span>, <text:span text:style-name="T5">0</text:span>, <text:span text:style-name="T5">-1</text:span>]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]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6">
            <text:p>OrdersView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orders"</text:span>: [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id"</text:span>: <text:span text:style-name="T5">1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user_email"</text:span>: <text:span text:style-name="T6">"somebody@once.toldme"</text:span>, <text:span text:style-name="T7">// if admin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created_at"</text:span>: <text:span text:style-name="T6">"12 июн 2020 5:35"</text:span>, <text:span text:style-name="T7">// if admin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subcategory_name"</text:span>: <text:span text:style-name="T6">"Брачный договор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notary_fio"</text:span>: <text:span text:style-name="T6">"Колесников Варлаам Кириллович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address"</text:span>: <text:span text:style-name="T6">"ул. Неоновая, 34 Ф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consultation_datetime"</text:span>: <text:span text:style-name="T6">"18 июн 2020 10:00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price"</text:span>: <text:span text:style-name="T5">5200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    <text:span text:style-name="T4">"status"</text:span>: <text:span text:style-name="T6">"processing|canceled|finished"</text:span>  <text:span text:style-name="T7">// enum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7">// ...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]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number-rows-repeated="1048395" table:style-name="ro1">
          <table:table-cell table:number-columns-repeated="16384"/>
        </table:table-row>
      </table:table>
      <table:table table:name="Request-Модели" table:style-name="ta2">
        <table:table-column table:style-name="co9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OrderBinding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notary_id"</text:span>: <text:span text:style-name="T5">0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subcategory_id"</text:span>: <text:span text:style-name="T5">0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consultation_date"</text:span>: <text:span text:style-name="T6">"24 авг 2021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consultation_time"</text:span>: <text:span text:style-name="T6">"13:00"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6">
            <text:p>UserBinding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name"</text:span>: <text:span text:style-name="T6">"bezumniydid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email"</text:span>: <text:span text:style-name="T6">"gor2011@yandex.ru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password"</text:span>: <text:span text:style-name="T6">"1234abc!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password_confirmation"</text:span>: <text:span text:style-name="T6">"1234abc!"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redentialsBinding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email"</text:span>: <text:span text:style-name="T6">"gor2011@yandex.ru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password"</text:span>: <text:span text:style-name="T6">"1234abc!"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6">
            <text:p>CategoryBinding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name"</text:span>: <text:span text:style-name="T6">"Удостоверение сделок"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categoryBinding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name"</text:span>: <text:span text:style-name="T6">"Брачный договор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price"</text:span>: <text:span text:style-name="T5">1000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category_id"</text:span>: <text:span text:style-name="T5">1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ccountBinding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name"</text:span>: <text:span text:style-name="T6">"BezumniyDid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password"</text:span>: <text:span text:style-name="T6">"1234abcd!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7">// new password and its confirmation are not required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new_password"</text:span>: <text:span text:style-name="T6">"5678abcd!"</text:span>, 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new_password_confirmation"</text:span>: <text:span text:style-name="T6">"5678abcd!"</text:span> 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6">
            <text:p>NotaryBindingMod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5">
            <text:p>{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fio"</text:span>: <text:span text:style-name="T6">"Колесников Варлаам Кириллович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description"</text:span>: <text:span text:style-name="T6">"Закон - что дышло, как повернёшь - так и вышло"</text:span>,</text:p>
          </table:table-cell>
          <table:table-cell table:number-columns-repeated="16383"/>
        </table:table-row>
        <table:table-row table:style-name="ro1">
          <table:table-cell office:value-type="string" table:style-name="ce60">
            <text:p><text:s text:c="4"/>// if photo didn't change during editing, not required to attach it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photo"</text:span>: <text:span text:style-name="T6">"data:image/jpeg;base64,КОДФАЙЛА"</text:span>, <text:span text:style-name="T7">// mime type image/png also available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office_address"</text:span>: <text:span text:style-name="T6">"ул. Неоновая, 34 Ф"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qualification_id"</text:span>: <text:span text:style-name="T5">1</text:span>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<text:span text:style-name="T4">"schedule"</text:span>: [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7">// 6 rows (mon - sat), 8 columns (11:00 - 18:00)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<text:span text:style-name="T7">// 1 - is active, 0 - is inactive, -1 - is force active (already has order on this time)</text:span>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[<text:span text:style-name="T5">-1</text:span>, <text:span text:style-name="T5">0</text:span>, <text:span text:style-name="T5">-1</text:span>, <text:span text:style-name="T5">1</text:span>, <text:span text:style-name="T5">1</text:span>, <text:span text:style-name="T5">-1</text:span>, <text:span text:style-name="T5">0</text:span>, <text:span text:style-name="T5">-1</text:span>],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    [<text:span text:style-name="T5">1</text:span>, <text:span text:style-name="T5">1</text:span>, <text:span text:style-name="T5">-1</text:span>, <text:span text:style-name="T5">0</text:span>, <text:span text:style-name="T5">0</text:span>, <text:span text:style-name="T5">-1</text:span>, <text:span text:style-name="T5">0</text:span>, <text:span text:style-name="T5">-1</text:span>]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    ]</text:p>
          </table:table-cell>
          <table:table-cell table:number-columns-repeated="16383"/>
        </table:table-row>
        <table:table-row table:style-name="ro1">
          <table:table-cell office:value-type="string" table:style-name="ce55">
            <text:p>}</text:p>
          </table:table-cell>
          <table:table-cell table:number-columns-repeated="16383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er G.</meta:initial-creator>
    <dc:creator>Alexander G.</dc:creator>
    <meta:creation-date>2021-08-24T17:33:11Z</meta:creation-date>
    <dc:date>2021-09-15T22:34:56Z</dc:date>
    <meta:user-defined meta:name="WorkbookGuid">ee7653a7-f9ef-4573-b5a3-0b762aef6964</meta:user-defined>
  </office:meta>
</office:document-meta>
</file>